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b2778" officeooo:paragraph-rsid="0010488f" style:font-size-asian="16pt" style:font-size-complex="16pt"/>
    </style:style>
    <style:style style:name="P2" style:family="paragraph" style:parent-style-name="Standard">
      <style:text-properties fo:font-size="16pt" officeooo:rsid="000c1076" officeooo:paragraph-rsid="0010488f" style:font-size-asian="16pt" style:font-size-complex="16pt"/>
    </style:style>
    <style:style style:name="P3" style:family="paragraph" style:parent-style-name="Standard">
      <style:text-properties fo:font-size="16pt" officeooo:paragraph-rsid="0010488f" style:font-size-asian="16pt" style:font-size-complex="16pt"/>
    </style:style>
    <style:style style:name="P4" style:family="paragraph" style:parent-style-name="Standard">
      <style:text-properties fo:font-variant="normal" fo:text-transform="none" fo:color="#242424" loext:opacity="100%" style:font-name="Liberation Serif" fo:font-size="16pt" fo:letter-spacing="normal" fo:font-style="normal" fo:font-weight="normal" officeooo:rsid="000dbd1c" officeooo:paragraph-rsid="0010488f" style:font-size-asian="16pt" style:font-size-complex="16pt"/>
    </style:style>
    <style:style style:name="P5" style:family="paragraph" style:parent-style-name="Standard">
      <style:text-properties fo:font-variant="normal" fo:text-transform="none" fo:color="#242424" loext:opacity="100%" style:font-name="Liberation Serif" fo:font-size="16pt" fo:letter-spacing="normal" fo:font-style="normal" fo:font-weight="normal" officeooo:rsid="000dbd1c" officeooo:paragraph-rsid="001324b5" style:font-size-asian="16pt" style:font-size-complex="16pt"/>
    </style:style>
    <style:style style:name="T1" style:family="text">
      <style:text-properties officeooo:rsid="000b2778"/>
    </style:style>
    <style:style style:name="T2" style:family="text">
      <style:text-properties officeooo:rsid="000c1076"/>
    </style:style>
    <style:style style:name="T3" style:family="text">
      <style:text-properties officeooo:rsid="00100844"/>
    </style:style>
    <style:style style:name="T4" style:family="text">
      <style:text-properties officeooo:rsid="001324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python, pyspark and sql <text:span text:style-name="T2">for the below questions</text:span></text:p>
      <text:p text:style-name="P3"/>
      <text:p text:style-name="P3"><text:span text:style-name="T1">1. Create an </text:span>Account Summary Table, with Latest Customer Info, and Address info during first transaction date, with transaction amount sum-ed up at monthly level <text:span text:style-name="T1">using the source files customer.csv, transaction.csv, day_dim.csv, active_address.csv, history_address.csv.</text:span></text:p>
      <text:p text:style-name="P1"/>
      <text:p text:style-name="P4"><text:span text:style-name="T3">2. </text:span>Write a function that takes in a string as input and returns the most common character(s) in the string. If there is a tie for the most common character, the function should return all characters that are tied. The function should ignore spaces and should treat uppercase and lowercase letters as the same.</text:p>
      <text:p text:style-name="P4"/>
      <text:p text:style-name="P5">For example, if the input string is </text:p>
      <text:p text:style-name="P5"/>
      <text:p text:style-name="P5"><text:span text:style-name="T4">Input: </text:span>"Hello world", </text:p>
      <text:p text:style-name="P5"><text:span text:style-name="T4">output:</text:span> "l". </text:p>
      <text:p text:style-name="P5"/>
      <text:p text:style-name="P5"><text:span text:style-name="T4">Input: </text:span>"Mississippi",</text:p>
      <text:p text:style-name="P5"><text:span text:style-name="T4">output:</text:span> "i" , "s".</text:p>
      <text:p text:style-name="P1"/>
      <text:p text:style-name="P1"/>
      <text:p text:style-name="P2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11:11:14.709667984</meta:creation-date>
    <dc:date>2023-02-21T09:58:33.020933575</dc:date>
    <meta:editing-duration>PT15M3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15" meta:character-count="739" meta:non-whitespace-character-count="629"/>
  </office:meta>
</office:document-meta>
</file>